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_writer-interop:xmlns:form:1.0" xmlns:loext="urn:org:documentfoundation:names:experimental:office:xmlns:loext:1.0" xmlns:css3t="http://www.w3.org/TR/css3-text/" office:version="1.2">
  <office:automatic-styles>
    <style:style style:master-page-name="Standard" style:family="paragraph" style:name="P19">
      <style:paragraph-properties/>
    </style:style>
    <style:style style:family="section" style:name="Sect1">
      <style:section-properties>
        <style:columns fo:column-count="1" fo:column-gap="1.249cm"/>
      </style:section-properties>
    </style:style>
  </office:automatic-styles>
  <office:body>
    <office:text text:use-soft-page-breaks="true">
      <text:section text:style-name="Sect1" text:name="">
        <text:p text:style-name="P19"><text:span/><text:span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_writer-interop:xmlns:form:1.0" xmlns:loext="urn:org:documentfoundation:names:experimental:office:xmlns:loext:1.0" xmlns:css3t="http://www.w3.org/TR/css3-text/" office:version="1.2">
  <office:styles>
    <style:default-style style:family="paragraph">
      <style:text-properties fo:color="#000000" fo:font-family="Arial" style:font-family-asian="Arial" style:font-family-complex="Arial" fo:font-size="11pt" style:text-underline-type="none"/>
      <style:paragraph-properties fo:line-height="100%" fo:text-align="left" style:tab-stop-distance="36pt" fo:margin-left="0cm" fo:margin-right="0cm" fo:text-indent="-0cm" fo:margin-top="0pt" fo:margin-bottom="10pt" fo:border-top="none" fo:border-bottom="none" fo:border-left="none" fo:border-right="none"/>
    </style:default-style>
    <style:default-style style:family="text">
      <style:text-properties fo:color="#000000" fo:font-family="Arial" style:font-family-asian="Arial" style:font-family-complex="Arial" fo:font-size="11pt" style:text-underline-type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display-name="Default Paragraph Font" style:family="text" style:name="9">
      <style:text-properties/>
      <style:paragraph-properties/>
    </style:style>
    <style:style style:display-name="Hyperlink" style:family="text" style:name="51">
      <style:text-properties fo:color="#0000FF" style:text-underline-type="single" style:text-underline-style="solid" style:text-underline-color="font-color"/>
    </style:style>
    <style:style style:display-name="Normal" style:family="paragraph" style:name="103"/>
    <style:style style:parent-style-name="103" style:display-name="Heading 1" style:family="paragraph" style:name="104">
      <style:text-properties fo:color="#000000" fo:font-family="Arial" style:font-family-asian="Arial" style:font-family-complex="Arial" fo:font-size="24pt" style:text-underline-type="none" fo:font-weight="bold"/>
      <style:paragraph-properties fo:margin-top="24pt" fo:margin-bottom="0pt"/>
    </style:style>
    <style:style style:parent-style-name="103" style:display-name="Heading 2" style:family="paragraph" style:name="105">
      <style:text-properties fo:color="#000000" fo:font-family="Arial" style:font-family-asian="Arial" style:font-family-complex="Arial" fo:font-size="20pt" style:text-underline-type="none" fo:font-weight="bold"/>
      <style:paragraph-properties fo:margin-top="10pt" fo:margin-bottom="0pt"/>
    </style:style>
    <style:style style:parent-style-name="103" style:display-name="Heading 3" style:family="paragraph" style:name="106">
      <style:text-properties fo:color="#000000" fo:font-family="Arial" style:font-family-asian="Arial" style:font-family-complex="Arial" fo:font-size="18pt" fo:font-style="italic" style:text-underline-type="none" fo:font-weight="bold"/>
      <style:paragraph-properties fo:margin-top="10pt" fo:margin-bottom="0pt"/>
    </style:style>
    <style:style style:parent-style-name="103" style:display-name="Heading 4" style:family="paragraph" style:name="107">
      <style:text-properties fo:color="#232323" fo:font-family="Arial" style:font-family-asian="Arial" style:font-family-complex="Arial" fo:font-size="16pt" style:text-underline-type="none"/>
      <style:paragraph-properties fo:margin-top="10pt" fo:margin-bottom="0pt"/>
    </style:style>
    <style:style style:parent-style-name="103" style:display-name="Heading 5" style:family="paragraph" style:name="108">
      <style:text-properties fo:color="#444444" fo:font-family="Arial" style:font-family-asian="Arial" style:font-family-complex="Arial" fo:font-size="14pt" style:text-underline-type="none" fo:font-weight="bold"/>
      <style:paragraph-properties fo:margin-top="10pt" fo:margin-bottom="0pt"/>
    </style:style>
    <style:style style:parent-style-name="103" style:display-name="Heading 6" style:family="paragraph" style:name="109">
      <style:text-properties fo:color="#232323" fo:font-family="Arial" style:font-family-asian="Arial" style:font-family-complex="Arial" fo:font-size="14pt" fo:font-style="italic" style:text-underline-type="none"/>
      <style:paragraph-properties fo:margin-top="10pt" fo:margin-bottom="0pt"/>
    </style:style>
    <style:style style:parent-style-name="103" style:display-name="Heading 7" style:family="paragraph" style:name="110">
      <style:text-properties fo:color="#606060" fo:font-family="Arial" style:font-family-asian="Arial" style:font-family-complex="Arial" fo:font-size="12pt" style:text-underline-type="none" fo:font-weight="bold"/>
      <style:paragraph-properties fo:margin-top="10pt" fo:margin-bottom="0pt"/>
    </style:style>
    <style:style style:parent-style-name="103" style:display-name="Heading 8" style:family="paragraph" style:name="111">
      <style:text-properties fo:color="#444444" fo:font-family="Arial" style:font-family-asian="Arial" style:font-family-complex="Arial" fo:font-size="12pt" style:text-underline-type="none"/>
      <style:paragraph-properties fo:margin-top="10pt" fo:margin-bottom="0pt"/>
    </style:style>
    <style:style style:parent-style-name="103" style:display-name="Heading 9" style:family="paragraph" style:name="112">
      <style:text-properties fo:color="#444444" fo:font-family="Arial" style:font-family-asian="Arial" style:font-family-complex="Arial" fo:font-size="11.5pt" fo:font-style="italic" style:text-underline-type="none"/>
      <style:paragraph-properties fo:margin-top="10pt" fo:margin-bottom="0pt"/>
    </style:style>
    <style:style style:parent-style-name="103" style:display-name="Footer" style:family="paragraph" style:name="115">
      <style:paragraph-properties fo:line-height="100%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parent-style-name="103" style:display-name="Header" style:family="paragraph" style:name="116">
      <style:paragraph-properties fo:line-height="100%" fo:margin-bottom="0pt">
        <style:tab-stops>
          <style:tab-stop style:position="8.25cm" style:type="center"/>
          <style:tab-stop style:position="16.5cm" style:type="right"/>
        </style:tab-stops>
      </style:paragraph-properties>
    </style:style>
    <style:style style:display-name="No Spacing" style:family="paragraph" style:name="117">
      <style:paragraph-properties fo:line-height="100%" fo:margin-bottom="0pt"/>
    </style:style>
    <style:style style:parent-style-name="103" style:display-name="Quote" style:family="paragraph" style:name="118">
      <style:text-properties fo:color="#373737" fo:font-size="9pt" fo:font-style="italic" style:text-underline-type="none"/>
      <style:paragraph-properties fo:text-align="justify" fo:margin-left="8.002cm"/>
    </style:style>
    <style:style style:parent-style-name="103" style:display-name="Subtitle" style:family="paragraph" style:name="119">
      <style:text-properties fo:color="#444444" fo:font-family="Arial" style:font-family-asian="Arial" style:font-family-complex="Arial" fo:font-size="26pt" fo:font-style="italic" style:text-underline-type="none"/>
      <style:paragraph-properties fo:line-height="100%"/>
    </style:style>
    <style:style style:parent-style-name="103" style:display-name="Intense Quote" style:family="paragraph" style:name="120">
      <style:text-properties fo:color="#464646" fo:font-size="9.5pt" fo:font-style="italic" style:text-underline-type="none" fo:font-weight="bold"/>
      <style:paragraph-properties fo:text-align="justify" fo:margin-left="1cm" fo:margin-right="1cm" fo:background-color="#EEEEEE" fo:border="0.01764cm solid #808080"/>
    </style:style>
    <style:style style:parent-style-name="103" style:display-name="Title" style:family="paragraph" style:name="121">
      <style:text-properties fo:color="#000000" fo:font-family="Arial" style:font-family-asian="Arial" style:font-family-complex="Arial" fo:font-size="36pt" style:text-underline-type="none" fo:font-weight="bold"/>
      <style:paragraph-properties fo:line-height="100%" fo:margin-top="15pt" fo:margin-bottom="4pt" style:contextual-spacing="true" fo:border-bottom="0.1058cm solid #000000"/>
    </style:style>
    <style:style style:parent-style-name="103" style:display-name="List Paragraph" style:family="paragraph" style:name="122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fo:margin-left="2.54cm" fo:margin-right="2.54cm" fo:margin-top="2.54cm" fo:margin-bottom="2.54cm" fo:border="none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 Online Editor</meta:generator>
    <meta:initial-creator/>
    <meta:creation-date/>
    <meta:editing-cycles/>
    <meta:editing-duration/>
    <dc:date/>
    <dc:creator/>
    <meta:document-statistic/>
  </office:meta>
</office:document-meta>
</file>